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1.222cm"/>
    </style:style>
    <style:style style:name="co5" style:family="table-column">
      <style:table-column-properties fo:break-before="auto" style:column-width="2.429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0.90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74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>
            <text:p>track 1</text:p>
          </table:table-cell>
          <table:table-cell table:style-name="ce4" office:value-type="string" table:number-columns-spanned="3" table:number-rows-spanned="1">
            <text:p>just flac (MB):</text:p>
          </table:table-cell>
          <table:covered-table-cell table:number-columns-repeated="2" table:style-name="Default"/>
          <table:table-cell table:style-name="ce6" office:value-type="float" office:value="49.311172">
            <text:p>49.31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1" table:number-rows-spanned="2">
            <text:p>ogg quality (-q)</text:p>
          </table:table-cell>
          <table:table-cell table:style-name="ce3" office:value-type="string" table:number-columns-spanned="3" table:number-rows-spanned="1">
            <text:p>size (MB)</text:p>
          </table:table-cell>
          <table:covered-table-cell table:number-columns-repeated="2" table:style-name="Default"/>
          <table:table-cell table:style-name="ce2" office:value-type="string" table:number-columns-spanned="1" table:number-rows-spanned="2">
            <text:p>overhead (%)</text:p>
          </table:table-cell>
          <table:table-cell table:number-columns-repeated="6"/>
        </table:table-row>
        <table:table-row table:style-name="ro1">
          <table:covered-table-cell office:value-type="string">
            <text:p>ogg quality (-q)</text:p>
          </table:covered-table-cell>
          <table:table-cell table:style-name="ce3" office:value-type="string">
            <text:p>ogg</text:p>
          </table:table-cell>
          <table:table-cell table:style-name="ce3" office:value-type="string">
            <text:p>flac</text:p>
          </table:table-cell>
          <table:table-cell table:style-name="ce3" office:value-type="string">
            <text:p>total</text:p>
          </table:table-cell>
          <table:covered-table-cell table:style-name="ce3" office:value-type="string">
            <text:p>overhead (%)</text:p>
          </table:covered-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.067688">
            <text:p>32.07</text:p>
          </table:table-cell>
          <table:table-cell office:value-type="float" office:value="23.827977">
            <text:p>23.83</text:p>
          </table:table-cell>
          <table:table-cell office:value-type="float" office:value="55.895665">
            <text:p>55.90</text:p>
          </table:table-cell>
          <table:table-cell table:formula="oooc:=(([.D4]-[.E$1])/[.E$1])*100" office:value-type="float" office:value="13.3529436290827">
            <text:p>13.3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.271904">
            <text:p>21.27</text:p>
          </table:table-cell>
          <table:table-cell office:value-type="float" office:value="31.037234">
            <text:p>31.04</text:p>
          </table:table-cell>
          <table:table-cell office:value-type="float" office:value="52.309138">
            <text:p>52.31</text:p>
          </table:table-cell>
          <table:table-cell table:formula="oooc:=(([.D5]-[.E$1])/[.E$1])*100" office:value-type="float" office:value="6.07968920308769">
            <text:p>6.08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.335687">
            <text:p>16.34</text:p>
          </table:table-cell>
          <table:table-cell office:value-type="float" office:value="34.764893">
            <text:p>34.76</text:p>
          </table:table-cell>
          <table:table-cell office:value-type="float" office:value="51.10058">
            <text:p>51.10</text:p>
          </table:table-cell>
          <table:table-cell table:formula="oooc:=(([.D6]-[.E$1])/[.E$1])*100" office:value-type="float" office:value="3.62880849800123">
            <text:p>3.63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324034">
            <text:p>14.32</text:p>
          </table:table-cell>
          <table:table-cell office:value-type="float" office:value="36.471306">
            <text:p>36.47</text:p>
          </table:table-cell>
          <table:table-cell office:value-type="float" office:value="50.79534">
            <text:p>50.80</text:p>
          </table:table-cell>
          <table:table-cell table:formula="oooc:=(([.D7]-[.E$1])/[.E$1])*100" office:value-type="float" office:value="3.00980069993064">
            <text:p>3.0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.165257">
            <text:p>13.17</text:p>
          </table:table-cell>
          <table:table-cell office:value-type="float" office:value="37.463592">
            <text:p>37.46</text:p>
          </table:table-cell>
          <table:table-cell office:value-type="float" office:value="50.628849">
            <text:p>50.63</text:p>
          </table:table-cell>
          <table:table-cell table:formula="oooc:=(([.D8]-[.E$1])/[.E$1])*100" office:value-type="float" office:value="2.67216727276327">
            <text:p>2.67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.177883">
            <text:p>11.18</text:p>
          </table:table-cell>
          <table:table-cell office:value-type="float" office:value="39.800952">
            <text:p>39.80</text:p>
          </table:table-cell>
          <table:table-cell office:value-type="float" office:value="50.978835">
            <text:p>50.98</text:p>
          </table:table-cell>
          <table:table-cell table:formula="oooc:=(([.D9]-[.E$1])/[.E$1])*100" office:value-type="float" office:value="3.38191718501438">
            <text:p>3.3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004668">
            <text:p>9.00</text:p>
          </table:table-cell>
          <table:table-cell office:value-type="float" office:value="41.979986">
            <text:p>41.98</text:p>
          </table:table-cell>
          <table:table-cell office:value-type="float" office:value="50.984654">
            <text:p>50.98</text:p>
          </table:table-cell>
          <table:table-cell table:formula="oooc:=(([.D10]-[.E$1])/[.E$1])*100" office:value-type="float" office:value="3.39371775629263">
            <text:p>3.39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855839">
            <text:p>7.86</text:p>
          </table:table-cell>
          <table:table-cell office:value-type="float" office:value="43.422746">
            <text:p>43.42</text:p>
          </table:table-cell>
          <table:table-cell office:value-type="float" office:value="51.278585">
            <text:p>51.28</text:p>
          </table:table-cell>
          <table:table-cell table:formula="oooc:=(([.D11]-[.E$1])/[.E$1])*100" office:value-type="float" office:value="3.9897916034119">
            <text:p>3.9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3717">
            <text:p>6.37</text:p>
          </table:table-cell>
          <table:table-cell office:value-type="float" office:value="44.602669">
            <text:p>44.60</text:p>
          </table:table-cell>
          <table:table-cell office:value-type="float" office:value="50.974369">
            <text:p>50.97</text:p>
          </table:table-cell>
          <table:table-cell table:formula="oooc:=(([.D12]-[.E$1])/[.E$1])*100" office:value-type="float" office:value="3.37286041386322">
            <text:p>3.37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11294">
            <text:p>5.11</text:p>
          </table:table-cell>
          <table:table-cell office:value-type="float" office:value="45.794961">
            <text:p>45.79</text:p>
          </table:table-cell>
          <table:table-cell office:value-type="float" office:value="50.907901">
            <text:p>50.91</text:p>
          </table:table-cell>
          <table:table-cell table:formula="oooc:=(([.D13]-[.E$1])/[.E$1])*100" office:value-type="float" office:value="3.23806743023671">
            <text:p>3.2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005115">
            <text:p>4.01</text:p>
          </table:table-cell>
          <table:table-cell office:value-type="float" office:value="46.522677">
            <text:p>46.52</text:p>
          </table:table-cell>
          <table:table-cell office:value-type="float" office:value="50.527792">
            <text:p>50.53</text:p>
          </table:table-cell>
          <table:table-cell table:formula="oooc:=(([.D14]-[.E$1])/[.E$1])*100" office:value-type="float" office:value="2.46722994132039">
            <text:p>2.4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rack 2</text:p>
          </table:table-cell>
          <table:table-cell table:style-name="ce4" office:value-type="string" table:number-columns-spanned="3" table:number-rows-spanned="1">
            <text:p>just flac (MB):</text:p>
          </table:table-cell>
          <table:covered-table-cell table:number-columns-repeated="2" table:style-name="Default"/>
          <table:table-cell table:style-name="ce6" office:value-type="float" office:value="24.32492">
            <text:p>24.32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1" table:number-rows-spanned="2">
            <text:p>ogg quality (-q)</text:p>
          </table:table-cell>
          <table:table-cell table:style-name="ce3" office:value-type="string" table:number-columns-spanned="3" table:number-rows-spanned="1">
            <text:p>size (MB)</text:p>
          </table:table-cell>
          <table:covered-table-cell table:number-columns-repeated="2" table:style-name="Default"/>
          <table:table-cell table:style-name="ce2" office:value-type="string" table:number-columns-spanned="1" table:number-rows-spanned="2">
            <text:p>overhead (%)</text:p>
          </table:table-cell>
          <table:table-cell table:number-columns-repeated="6"/>
        </table:table-row>
        <table:table-row table:style-name="ro1">
          <table:covered-table-cell/>
          <table:table-cell table:style-name="ce3" office:value-type="string">
            <text:p>ogg</text:p>
          </table:table-cell>
          <table:table-cell table:style-name="ce3" office:value-type="string">
            <text:p>flac</text:p>
          </table:table-cell>
          <table:table-cell table:style-name="ce3" office:value-type="string">
            <text:p>total</text:p>
          </table:table-cell>
          <table:covered-table-cell table:style-name="ce3"/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519643">
            <text:p>9.52</text:p>
          </table:table-cell>
          <table:table-cell office:value-type="float" office:value="16.310936">
            <text:p>16.31</text:p>
          </table:table-cell>
          <table:table-cell office:value-type="float" office:value="25.830579">
            <text:p>25.83</text:p>
          </table:table-cell>
          <table:table-cell table:formula="oooc:=(([.D18]-[.E$15])/[.E$15])*100" office:value-type="float" office:value="6.18977986361312">
            <text:p>6.1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360254">
            <text:p>8.36</text:p>
          </table:table-cell>
          <table:table-cell office:value-type="float" office:value="17.275909">
            <text:p>17.28</text:p>
          </table:table-cell>
          <table:table-cell office:value-type="float" office:value="25.636163">
            <text:p>25.64</text:p>
          </table:table-cell>
          <table:table-cell table:formula="oooc:=(([.D19]-[.E$15])/[.E$15])*100" office:value-type="float" office:value="5.39053365848686">
            <text:p>5.39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689595">
            <text:p>7.69</text:p>
          </table:table-cell>
          <table:table-cell office:value-type="float" office:value="17.846456">
            <text:p>17.85</text:p>
          </table:table-cell>
          <table:table-cell office:value-type="float" office:value="25.536051">
            <text:p>25.54</text:p>
          </table:table-cell>
          <table:table-cell table:formula="oooc:=(([.D20]-[.E$15])/[.E$15])*100" office:value-type="float" office:value="4.97897218161458">
            <text:p>4.98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502387">
            <text:p>6.50</text:p>
          </table:table-cell>
          <table:table-cell office:value-type="float" office:value="19.254301">
            <text:p>19.25</text:p>
          </table:table-cell>
          <table:table-cell office:value-type="float" office:value="25.756688">
            <text:p>25.76</text:p>
          </table:table-cell>
          <table:table-cell table:formula="oooc:=(([.D21]-[.E$15])/[.E$15])*100" office:value-type="float" office:value="5.8860131914103">
            <text:p>5.89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202403">
            <text:p>5.20</text:p>
          </table:table-cell>
          <table:table-cell office:value-type="float" office:value="20.542965">
            <text:p>20.54</text:p>
          </table:table-cell>
          <table:table-cell office:value-type="float" office:value="25.745368">
            <text:p>25.75</text:p>
          </table:table-cell>
          <table:table-cell table:formula="oooc:=(([.D22]-[.E$15])/[.E$15])*100" office:value-type="float" office:value="5.83947655326308">
            <text:p>5.8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46907">
            <text:p>4.55</text:p>
          </table:table-cell>
          <table:table-cell office:value-type="float" office:value="21.333803">
            <text:p>21.33</text:p>
          </table:table-cell>
          <table:table-cell office:value-type="float" office:value="25.88071">
            <text:p>25.88</text:p>
          </table:table-cell>
          <table:table-cell table:formula="oooc:=(([.D23]-[.E$15])/[.E$15])*100" office:value-type="float" office:value="6.39586892783204">
            <text:p>6.4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Arial" fo:language="ru" fo:country="RU" style:font-name-asian="Bitstream Vera San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25">04/25/2006</text:date>, <text:time>21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4-25T21:20:17</meta:creation-date>
    <dc:date>2006-04-25T21:40:13</dc:date>
    <dc:language>ru-RU</dc:language>
    <meta:editing-cycles>3</meta:editing-cycles>
    <meta:editing-duration>PT12M1S</meta:editing-duration>
    <meta:user-defined meta:name="Info 1"/>
    <meta:user-defined meta:name="Info 2"/>
    <meta:user-defined meta:name="Info 3"/>
    <meta:user-defined meta:name="Info 4"/>
    <meta:document-statistic meta:table-count="1" meta:cell-count="105"/>
  </office:meta>
</office:document-meta>
</file>